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Hypothesis Testing Library for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 Intro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2" draw:text-style-name="P1" draw:layer="layout" svg:width="25.199cm" svg:height="12.179cm" svg:x="1.401cm" svg:y="4.915cm">
          <draw:text-box>
            <text:p>Pessimistic Python Programmers who are mostly unfamiliar with Property-Based T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ing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 are a Good Ide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They are an implicit specification of your code.</text:p>
              <text:p>They catch bug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othesis Testing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y-Based Testing is an even Better Idea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The underlying libraries know more than you about what are valid values of that type.</text:p>
              <text:p>They are an explicit specification.</text:p>
              <text:p>They catch more bugs, typically for less work.</text:p>
              <text:p>They are less code, which means less refactoring and maintenance.</text:p>
              <text:p>When a test fails, you know immediately the property that doesn't hold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y-Based Testing is not Easy</text:p>
          </draw:text-box>
        </draw:frame>
        <draw:frame presentation:style-name="pr2" draw:text-style-name="P1" draw:layer="layout" svg:width="25.199cm" svg:height="12.179cm" svg:x="1.401cm" svg:y="4.915cm">
          <draw:text-box>
            <text:p>It can be hard to specify what correct behavior is, to specify correct behavior programmatically, to check correct behavior programmatically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Perhaps the existing libraries have no way of constructing random parameters for your functions; so you have to figure out how to do that for yourself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 was wrong...</text:p>
          </draw:text-box>
        </draw:frame>
        <draw:frame presentation:style-name="pr2" draw:text-style-name="P1" draw:layer="layout" svg:width="25.199cm" svg:height="12.179cm" svg:x="1.401cm" svg:y="4.915cm">
          <draw:text-box>
            <text:p>Not so long ago, I believed that property-based testing was only good for purely functional libraries, i.e., Haskell stuff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Because I learned QuickCheck in Haskell first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...but now I know better.</text:p>
          </draw:text-box>
        </draw:frame>
        <draw:frame presentation:style-name="pr2" draw:text-style-name="P1" draw:layer="layout" svg:width="25.199cm" svg:height="12.179cm" svg:x="1.401cm" svg:y="4.915cm">
          <draw:text-box>
            <text:p>pyudev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Became co-maintainer. The previous maintainer was already doing property-based testing using values from the existing environment. </text:p>
              <text:p>I hypothesized this so that it was clear what properties were failing and what were not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yudev Testing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Became co-maintainer. The previous maintainer was already doing property-based testing using values from the existing environment. </text:p>
              <text:p>I hypothesized this so that it was clear what properties were failing and what were not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perty-Based Testing and Fuzz Testing are the Same Idea</text:p>
          </draw:text-box>
        </draw:frame>
        <draw:frame presentation:style-name="pr2" draw:text-style-name="P1" draw:layer="layout" svg:width="25.199cm" svg:height="12.179cm" svg:x="1.401cm" svg:y="4.915cm">
          <draw:text-box>
            <text:p>Different domains and different kinds of propertie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lhern </meta:initial-creator>
    <meta:creation-date>2016-04-26T13:02:49.605285681</meta:creation-date>
    <dc:date>2016-04-26T14:48:08.813899627</dc:date>
    <dc:creator>mulhern </dc:creator>
    <meta:editing-duration>PT1H14M53S</meta:editing-duration>
    <meta:editing-cycles>11</meta:editing-cycles>
    <meta:generator>LibreOffice/4.4.7.2$Linux_X86_64 LibreOffice_project/40$Build-2</meta:generator>
    <meta:document-statistic meta:object-count="60"/>
  </office:meta>
</office:document-meta>
</file>